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berationSans" style:master-page-name="MP0" style:family="paragraph">
      <style:paragraph-properties fo:break-before="page"/>
      <style:text-properties fo:font-weight="bold" style:font-weight-asian="bold" style:font-weight-complex="bold" fo:font-size="11pt" style:font-size-asian="11pt" style:font-size-complex="11pt"/>
    </style:style>
    <style:style style:name="T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4" style:parent-style-name="LiberationSans" style:family="paragraph">
      <style:text-properties fo:font-size="11pt" style:font-size-asian="11pt" style:font-size-complex="11pt"/>
    </style:style>
    <style:style style:name="T5" style:parent-style-name="DefaultParagraphFont" style:family="text">
      <style:text-properties fo:font-size="11pt" style:font-size-asian="11pt" style:font-size-complex="11pt"/>
    </style:style>
    <style:style style:name="T6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7" style:parent-style-name="DefaultParagraphFont" style:family="text">
      <style:text-properties fo:font-size="11pt" style:font-size-asian="11pt" style:font-size-complex="11pt"/>
    </style:style>
    <style:style style:name="T8" style:parent-style-name="Hyperlink" style:family="text">
      <style:text-properties fo:font-size="11pt" style:font-size-asian="11pt" style:font-size-complex="11pt"/>
    </style:style>
    <style:style style:name="T9" style:parent-style-name="DefaultParagraphFont" style:family="text">
      <style:text-properties fo:font-size="11pt" style:font-size-asian="11pt" style:font-size-complex="11pt"/>
    </style:style>
    <style:style style:name="T10" style:parent-style-name="DefaultParagraphFont" style:family="text">
      <style:text-properties fo:font-size="11pt" style:font-size-asian="11pt" style:font-size-complex="11pt"/>
    </style:style>
    <style:style style:name="T11" style:parent-style-name="DefaultParagraphFont" style:family="text">
      <style:text-properties fo:font-size="11pt" style:font-size-asian="11pt" style:font-size-complex="11pt"/>
    </style:style>
    <style:style style:name="P12" style:parent-style-name="LiberationSans" style:family="paragraph">
      <style:text-properties fo:font-size="11pt" style:font-size-asian="11pt" style:font-size-complex="11pt"/>
    </style:style>
    <style:style style:name="P13" style:parent-style-name="LiberationSans" style:family="paragraph">
      <style:text-properties fo:font-weight="bold" style:font-weight-asian="bold" style:font-weight-complex="bold" fo:font-size="11pt" style:font-size-asian="11pt" style:font-size-complex="11pt"/>
    </style:style>
    <style:style style:name="P14" style:parent-style-name="LiberationSans" style:family="paragraph">
      <style:text-properties fo:font-size="11pt" style:font-size-asian="11pt" style:font-size-complex="11pt"/>
    </style:style>
    <style:style style:name="P15" style:parent-style-name="LiberationSans" style:family="paragraph">
      <style:text-properties fo:font-size="11pt" style:font-size-asian="11pt" style:font-size-complex="11pt"/>
    </style:style>
    <style:style style:name="P16" style:parent-style-name="LiberationSans" style:family="paragraph">
      <style:text-properties fo:font-size="11pt" style:font-size-asian="11pt" style:font-size-complex="11pt"/>
    </style:style>
    <style:style style:name="P17" style:parent-style-name="LiberationSans" style:family="paragraph">
      <style:text-properties fo:font-size="11pt" style:font-size-asian="11pt" style:font-size-complex="11pt"/>
    </style:style>
    <style:style style:name="P18" style:parent-style-name="LiberationSans" style:family="paragraph">
      <style:text-properties fo:font-size="11pt" style:font-size-asian="11pt" style:font-size-complex="11pt"/>
    </style:style>
    <style:style style:name="P19" style:parent-style-name="LiberationSans" style:family="paragraph">
      <style:text-properties fo:font-weight="bold" style:font-weight-asian="bold" style:font-weight-complex="bold" fo:font-size="11pt" style:font-size-asian="11pt" style:font-size-complex="11pt"/>
    </style:style>
    <style:style style:name="P20" style:parent-style-name="LiberationSans" style:family="paragraph">
      <style:text-properties fo:font-size="11pt" style:font-size-asian="11pt" style:font-size-complex="11pt"/>
    </style:style>
    <style:style style:name="P21" style:parent-style-name="LiberationSans" style:family="paragraph">
      <style:text-properties fo:font-size="11pt" style:font-size-asian="11pt" style:font-size-complex="11pt"/>
    </style:style>
    <style:style style:name="P22" style:parent-style-name="LiberationSans" style:family="paragraph">
      <style:text-properties fo:font-size="11pt" style:font-size-asian="11pt" style:font-size-complex="11pt"/>
    </style:style>
    <style:style style:name="P23" style:parent-style-name="LiberationSans" style:family="paragraph">
      <style:text-properties fo:font-size="11pt" style:font-size-asian="11pt" style:font-size-complex="11pt"/>
    </style:style>
    <style:style style:name="P24" style:parent-style-name="LiberationSans" style:family="paragraph">
      <style:text-properties fo:font-size="11pt" style:font-size-asian="11pt" style:font-size-complex="11pt"/>
    </style:style>
    <style:style style:name="P25" style:parent-style-name="LiberationSans" style:family="paragraph">
      <style:text-properties fo:font-size="11pt" style:font-size-asian="11pt" style:font-size-complex="11pt"/>
    </style:style>
    <style:style style:name="P26" style:parent-style-name="LiberationSans" style:family="paragraph"/>
    <style:style style:name="T27" style:parent-style-name="DefaultParagraphFont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Craig Harris</text:p>
      <text:p text:style-name="LiberationSans"><text:a xlink:href="mailto:harricra@oregonstate.edu" office:target-frame-name="_top" xlink:show="replace"><text:span text:style-name="T2">harricra@oregonstate.edu</text:span></text:a></text:p>
      <text:p text:style-name="LiberationSans"><text:span text:style-name="T3">Final Project Proposal</text:span></text:p>
      <text:p text:style-name="P4"/>
      <text:p text:style-name="LiberationSans"><text:span text:style-name="T5">My final project will be a recreation of the opening title of the 1991 video game<text:s/></text:span><text:span text:style-name="T6">The Legend of Zelda: A Link to the Past</text:span><text:span text:style-name="T7">.<text:s/></text:span><text:a xlink:href="https://www.youtube.com/watch?v=Z7YRz0EJY1k" office:target-frame-name="_top" xlink:show="replace"><text:span text:style-name="T8">The original opening title can be viewed here</text:span></text:a><text:span text:style-name="T9"><text:s/>(0:03 to 0:23, specifically). My interpretation will not try to imitate the pixelated look, but have a high resolution with sharp edges. Getting this looking really great is not a small undertaking at my current skill level, but a working project which utilizes many of<text:s/></text:span><text:span text:style-name="T10">topics learned in this class<text:s/></text:span><text:span text:style-name="T11">is doable within one week.<text:s/></text:span></text:p>
      <text:p text:style-name="P12"/>
      <text:p text:style-name="P13">Class topics and their possible utilization:</text:p>
      <text:list text:style-name="LFO1" text:continue-numbering="true">
        <text:list-item>
          <text:p text:style-name="P14">Keytimes will be crucial in handling the events such as the triangles’ rotations and final position, the sword dropping, and the sparkles glinting on the “Zelda” text.<text:s/></text:p>
        </text:list-item>
        <text:list-item>
          <text:p text:style-name="P15">OpenGL lighting will be used to light the objects.<text:s/></text:p>
        </text:list-item>
        <text:list-item>
          <text:p text:style-name="P16">Textures could be utilized on the castle and hills in the background.<text:s/></text:p>
        </text:list-item>
        <text:list-item>
          <text:p text:style-name="P17">At the time of writing, I haven’t done anything with shadows or shaders but I would like to utilize both. The shadows will help to create the feeling of depth (especially around the “Z” and the sword). A shader could be utilized in the water portion at the lower half of the frame— maybe by mirroring the top part of the background and running it through a shader to give it a “watery” effect. <text:s/></text:p>
        </text:list-item>
      </text:list>
      <text:p text:style-name="P18"/>
      <text:p text:style-name="P19">Timeline (Very Rough):</text:p>
      <text:list text:style-name="LFO1" text:continue-numbering="true">
        <text:list-item>
          <text:p text:style-name="P20">Day 1: Create and import rough draft 3D models of triangles, sword, castle, background, text using Blender. Mostly for location purposes.<text:s/></text:p>
        </text:list-item>
        <text:list-item>
          <text:p text:style-name="P21">Day 2: Add lighting and carve out the keytimes.<text:s/></text:p>
        </text:list-item>
        <text:list-item>
          <text:p text:style-name="P22">Day 3: Add shadows.<text:s/></text:p>
        </text:list-item>
        <text:list-item>
          <text:p text:style-name="P23">Day 4: Add<text:s/>textures.<text:s/></text:p>
        </text:list-item>
        <text:list-item>
          <text:p text:style-name="P24">Day 5: Add shader for water effect.<text:s/></text:p>
        </text:list-item>
        <text:list-item>
          <text:p text:style-name="P25">Day 6: Update blender models and import.<text:s/></text:p>
        </text:list-item>
        <text:list-item>
          <text:p text:style-name="P26"><text:span text:style-name="T27">Day 7: Polishing.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LiberationSans" style:display-name="Liberation Sans" style:family="paragraph" style:parent-style-name="PreformattedText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Liberation Mono" style:font-name-asian="Noto Sans Mono CJK SC" style:font-name-complex="Liberation Mono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craig</meta:initial-creator>
    <dc:creator>Craig Harris</dc:creator>
    <meta:creation-date>2023-11-16T02:02:00Z</meta:creation-date>
    <dc:date>2023-11-16T02:34:00Z</dc:date>
    <meta:print-date>2023-11-16T02:31:00Z</meta:print-date>
    <meta:template xlink:href="Normal.dotm" xlink:type="simple"/>
    <meta:editing-cycles>10</meta:editing-cycles>
    <meta:editing-duration>PT1800S</meta:editing-duration>
    <meta:document-statistic meta:page-count="1" meta:paragraph-count="3" meta:word-count="262" meta:character-count="1754" meta:row-count="12" meta:non-whitespace-character-count="1495"/>
  </office:meta>
</office:document-meta>
</file>